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fad5a" officeooo:paragraph-rsid="001fa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ty docu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layout-grid-color="#c0c0c0" style:layout-grid-lines="20" style:layout-grid-base-height="20.01pt" style:layout-grid-ruby-height="10.01pt" style:layout-grid-mode="none" style:layout-grid-ruby-below="false" style:layout-grid-print="false" style:layout-grid-display="false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9:28:47.139000000</meta:creation-date>
    <meta:generator>LibreOffice/24.2.0.3$Windows_X86_64 LibreOffice_project/da48488a73ddd66ea24cf16bbc4f7b9c08e9bea1</meta:generator>
    <dc:date>2024-01-31T19:31:51.477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

<file path=unreferenced.txt>
</file>